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881cm"/>
    </style:style>
    <style:style style:name="co2" style:family="table-column">
      <style:table-column-properties fo:break-before="auto" style:column-width="1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53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12.79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37">
      <style:table-cell-properties fo:background-color="#b2b2b2" fo:border="0.06pt solid #000000"/>
    </style:style>
  </office:automatic-styles>
  <office:body>
    <office:spreadsheet>
      <table:table table:name="Goals and Objective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Goals and Objectives</text:p>
          </table:table-cell>
          <table:table-cell table:style-name="ce1" office:value-type="string" calcext:value-type="string">
            <text:p>Where is it covered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ain <text:s/>with the technical architecture of OSE3.0</text:p>
          </table:table-cell>
          <table:table-cell/>
        </table:table-row>
        <table:table-row table:style-name="ro1">
          <table:table-cell office:value-type="string" calcext:value-type="string">
            <text:p>Perform a 20 minute demonstration of the use of OSE3.0</text:p>
          </table:table-cell>
          <table:table-cell/>
        </table:table-row>
        <table:table-row table:style-name="ro1">
          <table:table-cell office:value-type="string" calcext:value-type="string">
            <text:p>Explain how to set up STI build process </text:p>
          </table:table-cell>
          <table:table-cell/>
        </table:table-row>
        <table:table-row table:style-name="ro1">
          <table:table-cell office:value-type="string" calcext:value-type="string">
            <text:p>Explain how to implement Zones and Regions in multi node environments <text:s/></text:p>
          </table:table-cell>
          <table:table-cell/>
        </table:table-row>
        <table:table-row table:style-name="ro1">
          <table:table-cell office:value-type="string" calcext:value-type="string">
            <text:p>Explain how to deploy a POC like environment of OpenShift 3.0</text:p>
          </table:table-cell>
          <table:table-cell/>
        </table:table-row>
        <table:table-row table:style-name="ro1">
          <table:table-cell office:value-type="string" calcext:value-type="string">
            <text:p>Explain how HA application deployments work in OpenShift 3.0 </text:p>
          </table:table-cell>
          <table:table-cell/>
        </table:table-row>
        <table:table-row table:style-name="ro1">
          <table:table-cell office:value-type="string" calcext:value-type="string">
            <text:p>Explain how to Manage the life cycle of applications in OpenShift 3.0 <text:s text:c="2"/></text:p>
          </table:table-cell>
          <table:table-cell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odule Names</text:p>
          </table:table-cell>
          <table:table-cell table:style-name="ce1" office:value-type="string" calcext:value-type="string">
            <text:p>Which Goals are covered </text:p>
          </table:table-cell>
        </table:table-row>
        <table:table-row table:style-name="ro1">
          <table:table-cell office:value-type="string" calcext:value-type="string">
            <text:p>Module 01 : Introduction to Course and Learning Environment</text:p>
          </table:table-cell>
          <table:table-cell/>
        </table:table-row>
        <table:table-row table:style-name="ro1">
          <table:table-cell office:value-type="string" calcext:value-type="string">
            <text:p>Module 02 : OpenShift 3.0 Architecture <text:s/></text:p>
          </table:table-cell>
          <table:table-cell/>
        </table:table-row>
        <table:table-row table:style-name="ro1">
          <table:table-cell office:value-type="string" calcext:value-type="string">
            <text:p>Module 03 : OpenShift 3.0 Installation</text:p>
          </table:table-cell>
          <table:table-cell/>
        </table:table-row>
        <table:table-row table:style-name="ro1">
          <table:table-cell office:value-type="string" calcext:value-type="string">
            <text:p>Module 04 : Resource Management</text:p>
          </table:table-cell>
          <table:table-cell/>
        </table:table-row>
        <table:table-row table:style-name="ro1">
          <table:table-cell office:value-type="string" calcext:value-type="string">
            <text:p>Module 05 : The STI Build Method</text:p>
          </table:table-cell>
          <table:table-cell/>
        </table:table-row>
        <table:table-row table:style-name="ro1">
          <table:table-cell office:value-type="string" calcext:value-type="string">
            <text:p>Module 06 : InstantApps and Tempaltes</text:p>
          </table:table-cell>
          <table:table-cell/>
        </table:table-row>
        <table:table-row table:style-name="ro1">
          <table:table-cell office:value-type="string" calcext:value-type="string">
            <text:p>Module 07 : Code Lifecycle</text:p>
          </table:table-cell>
          <table:table-cell/>
        </table:table-row>
        <table:table-row table:style-name="ro1">
          <table:table-cell office:value-type="string" calcext:value-type="string">
            <text:p>Module 08 : Demonstrating OpenShift 3.0 Capabilities</text:p>
          </table:table-cell>
          <table:table-cell/>
        </table:table-row>
      </table:table>
      <table:table table:name="Tasks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number-columns-repeated="4" table:default-cell-style-name="ce4"/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Details </text:p>
          </table:table-cell>
          <table:table-cell table:style-name="ce3" office:value-type="string" calcext:value-type="string">
            <text:p>Hours</text:p>
            <text:p>Of Effort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Narrator</text:p>
          </table:table-cell>
          <table:table-cell table:style-name="ce3"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Topic <text:tab/>: Welcome to Red Hat GPE Training 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Topic <text:tab/>: Course Goals <text:s text:c="2"/>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Topic <text:tab/>: Course Overview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Topic <text:tab/>: Class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Lab<text:tab/>: Set Up Your Lab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opic <text:tab/>: Overview and design concepts in OSE3.0 <text:s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opic <text:s/>: Introduction to Docker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6" office:value-type="string" calcext:value-type="string">
            <text:p>Topic : Introduction to Kubernetes Infrastructure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 <text:tab/>: Networking in OSE3.0 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 <text:tab/>: Resources overview <text:s text:c="3"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Move into Module04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<text:tab/>Topic<text:tab/><text:tab/>: Installation Overview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<text:tab/><text:tab/>: Prepare your Host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<text:tab/><text:tab/>: Installation Methods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<text:tab/><text:tab/>: Authentication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<text:tab/><text:tab/>: Web UI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 <text:tab/>: Scheduler -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Topic <text:tab/>: High Availability Deployments. <text:s/>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 : Install OpenShift Using Ansible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Lab : Add Nod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Lab :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tab/>Lab : Deploy The "Router" and "Registry" Container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<text:tab/>Topic<text:tab/><text:tab/>: OpenShift Resourc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<text:tab/><text:tab/>: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 <text:tab/>: Scaling with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<text:tab/><text:tab/>: Services and Rout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Lab <text:tab/><text:tab/>: Users,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Lab <text:tab/><text:tab/>: Services and Routes<text:tab/>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Lab <text:tab/><text:tab/>: Deployment Configuration and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<text:tab/>Topic<text:tab/><text:tab/>: STI Overview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Topic<text:tab/><text:tab/>: Registry Service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ic <text:s/>: ImageStream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ic <text:s/>: BuildConfig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Lab<text:tab/><text:tab/>: Deploy an STI Build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 : Another STI Lab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Needs to be cre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tab/>Topic<text:tab/><text:tab/>: Templates Overview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  <table:table-cell table:style-name="ce7" office:value-type="date" office:date-value="2015-06-16" calcext:value-type="date">
            <text:p>16/06/15</text:p>
          </table:table-cell>
          <table:table-cell table:style-name="ce5" office:value-type="string" calcext:value-type="string">
            <text:p>Completed</text:p>
          </table:table-cell>
          <table:table-cell table:style-name="ce5"/>
          <table:table-cell table:style-name="ce7"/>
        </table:table-row>
        <table:table-row table:style-name="ro1">
          <table:table-cell table:style-name="ce5" office:value-type="string" calcext:value-type="string">
            <text:p><text:tab/>Topic<text:tab/><text:tab/>: Using Template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  <table:table-cell table:style-name="ce7" office:value-type="date" office:date-value="2015-06-16" calcext:value-type="date">
            <text:p>16/06/15</text:p>
          </table:table-cell>
          <table:table-cell table:style-name="ce5" office:value-type="string" calcext:value-type="string">
            <text:p>Completed</text:p>
          </table:table-cell>
          <table:table-cell table:style-name="ce5"/>
          <table:table-cell table:style-name="ce7"/>
        </table:table-row>
        <table:table-row table:style-name="ro1">
          <table:table-cell table:style-name="ce5" office:value-type="string" calcext:value-type="string">
            <text:p><text:tab/>Topic<text:tab/><text:tab/>: Wiring Disparate Component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  <table:table-cell table:style-name="ce7" office:value-type="date" office:date-value="2015-06-16" calcext:value-type="date">
            <text:p>16/06/15</text:p>
          </table:table-cell>
          <table:table-cell table:style-name="ce5" office:value-type="string" calcext:value-type="string">
            <text:p>Completed</text:p>
          </table:table-cell>
          <table:table-cell table:style-name="ce5"/>
          <table:table-cell table:style-name="ce7"/>
        </table:table-row>
        <table:table-row table:style-name="ro1">
          <table:table-cell table:style-name="ce5" office:value-type="string" calcext:value-type="string">
            <text:p><text:tab/>Topic<text:tab/><text:tab/>: Using Templates from the Web Management Console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style-name="ce7"/>
          <table:table-cell table:style-name="ce5"/>
          <table:table-cell/>
          <table:table-cell table:style-name="ce7"/>
        </table:table-row>
        <table:table-row table:style-name="ro1">
          <table:table-cell table:style-name="ce5" office:value-type="string" calcext:value-type="string">
            <text:p><text:s/>Lab <text:s/>: Installing a Template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  <table:table-cell table:style-name="ce7" office:value-type="date" office:date-value="2015-06-16" calcext:value-type="date">
            <text:p>16/06/15</text:p>
          </table:table-cell>
          <table:table-cell table:style-name="ce5" office:value-type="string" calcext:value-type="string">
            <text:p>Completed</text:p>
          </table:table-cell>
          <table:table-cell table:style-name="ce5"/>
          <table:table-cell table:style-name="ce7"/>
        </table:table-row>
        <table:table-row table:style-name="ro1">
          <table:table-cell table:style-name="ce5" office:value-type="string" calcext:value-type="string">
            <text:p><text:tab/>Lab<text:tab/><text:tab/>: Wiring Templates together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office:value-type="string" calcext:value-type="string">
            <text:p>Topic: Pre and Post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Topic<text:tab/><text:tab/>: Rollback and Activate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Lab<text:tab/><text:tab/>: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tab/>Lab <text:tab/><text:tab/>: Rollback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opic <text:s/>: Demonstrate: Deploy Wordpress using Docker Image. (Builder) 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 <text:tab/>: Demonstrate: Deploy Tiered Application (STI)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<text:tab/>Topic <text:tab/>: Demonstrate: Deploy EAP Application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Topic <text:s/>: Demonstrate: Deploy FeedHenry Application (Maybe) <text:s/>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char Borenstein</meta:initial-creator>
    <meta:creation-date>2015-06-16T13:20:55.333266076</meta:creation-date>
    <meta:generator>LibreOffice/4.3.6.2$Linux_X86_64 LibreOffice_project/430$Build-2</meta:generator>
    <dc:date>2015-06-17T10:37:24.472334539</dc:date>
    <dc:creator>Shachar Borenstein</dc:creator>
    <meta:editing-duration>PT16H18M35S</meta:editing-duration>
    <meta:editing-cycles>6</meta:editing-cycles>
    <meta:document-statistic meta:table-count="2" meta:cell-count="289" meta:object-count="0"/>
  </office:meta>
</office:document-meta>
</file>